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ff3b" officeooo:paragraph-rsid="001bff3b"/>
    </style:style>
    <style:style style:name="P2" style:family="paragraph" style:parent-style-name="Standard">
      <style:text-properties officeooo:rsid="001d1cdf" officeooo:paragraph-rsid="001d1cdf"/>
    </style:style>
    <style:style style:name="P3" style:family="paragraph" style:parent-style-name="Standard">
      <style:text-properties officeooo:rsid="001d9098" officeooo:paragraph-rsid="001d9098"/>
    </style:style>
    <style:style style:name="P4" style:family="paragraph" style:parent-style-name="Standard">
      <style:text-properties officeooo:rsid="001f17ad" officeooo:paragraph-rsid="001f17ad"/>
    </style:style>
    <style:style style:name="T1" style:family="text">
      <style:text-properties officeooo:rsid="001ed5a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nel layout for all the buttons and switches</text:p>
      <text:p text:style-name="P1"/>
      <text:p text:style-name="P2">so battery layout</text:p>
      <text:p text:style-name="P2">here’s what needs to be estimated. The decay rate on a capacitor coil oscillator circuit, max voltage without clipping, and I think that’s it.</text:p>
      <text:p text:style-name="P2"/>
      <text:p text:style-name="P2">So the circuit is a capacitor coil with a transistor that leads into the following.</text:p>
      <text:p text:style-name="P2">One of the added circuits 100% needs to use the cap coil resonating frequency to modulate a DC input. </text:p>
      <text:p text:style-name="P2">However, you have to charge a capacitor in such a way that it acts as a timer. Although you can use quartz for this purpose with relative effectiveness. </text:p>
      <text:p text:style-name="P2"/>
      <text:p text:style-name="P2">See what the circuit is going to do is load up a capacitor with a spark gap, and then when the tank circuit is almost done, the spark fires and loads the circuit with the correct voltage to start the oscillations again.</text:p>
      <text:p text:style-name="P2"/>
      <text:p text:style-name="P2">The capacitors need to load quickly, maybe with large currents via a transistor, so that instead of loading and unloading at RF they load when the cap is fully charged and (would be) discharged when the oscillations stop. This slows down the oscillation frequency….strangely close to 60 hz. </text:p>
      <text:p text:style-name="P2"/>
      <text:p text:style-name="P2"/>
      <text:p text:style-name="P3">It might even take a rectifier circuit and feeding the recvified voltage through a series of inductors? <text:span text:style-name="T1">Could even be a few iron electromagnets. <text:s/>With a feedback loop? </text:span></text:p>
      <text:p text:style-name="P3"/>
      <text:p text:style-name="P4">So then what you do is transmit a small AM radio with 60 hz, and you add a reciever with 1000 antennas. We can work on the wiring later. </text:p>
      <text:p text:style-name="P4"/>
      <text:p text:style-name="P4">But yeah, I need to have access to materials so I can build custom magnet windings etceter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13:46:46.970000000</meta:creation-date>
    <meta:editing-duration>PT14M59S</meta:editing-duration>
    <meta:editing-cycles>5</meta:editing-cycles>
    <meta:generator>LibreOffice/6.0.3.2$Windows_X86_64 LibreOffice_project/8f48d515416608e3a835360314dac7e47fd0b821</meta:generator>
    <dc:date>2018-04-30T16:06:04.079000000</dc:date>
    <meta:document-statistic meta:table-count="0" meta:image-count="0" meta:object-count="0" meta:page-count="1" meta:paragraph-count="11" meta:word-count="261" meta:character-count="1450" meta:non-whitespace-character-count="1193"/>
  </office:meta>
</office:document-meta>
</file>